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nálise Exploratória (EDA) – passo obrigatório</text:h>
      <text:p text:style-name="Text_20_body">Antes de qualquer ML.</text:p>
      <text:h text:style-name="Heading_20_3" text:outline-level="3">Frequência dos números</text:h>
      <text:list text:style-name="L1">
        <text:list-item>
          <text:p text:style-name="P1">Quantas vezes cada número (1–25) aparece</text:p>
        </text:list-item>
        <text:list-item>
          <text:p text:style-name="P1">Visualização: histogramas / bar plots</text:p>
        </text:list-item>
        <text:list-item>
          <text:p text:style-name="P1">Comparar frequência real vs frequência esperada (≈ uniforme)</text:p>
        </text:list-item>
      </text:list>
      <text:p text:style-name="Text_20_body">👉 Ajuda a ver <text:span text:style-name="Strong_20_Emphasis">viés aparente</text:span> (mesmo que estatisticamente irrelevante).</text:p>
      <text:p text:style-name="Horizontal_20_Line"/>
      <text:h text:style-name="Heading_20_3" text:outline-level="3">Frequência por posição</text:h>
      <text:p text:style-name="Text_20_body">Exemplo:</text:p>
      <text:list text:style-name="L2">
        <text:list-item>
          <text:p text:style-name="P2">O número que sai na “1ª posição” é mais baixo?</text:p>
        </text:list-item>
        <text:list-item>
          <text:p text:style-name="P2">Média dos valores por coluna</text:p>
        </text:list-item>
      </text:list>
      <text:p text:style-name="Text_20_body">Isso testa se a ordem do sorteio influencia algo (em teoria não deveria).</text:p>
      <text:p text:style-name="Horizontal_20_Line"/>
      <text:h text:style-name="Heading_20_3" text:outline-level="3">Pares e trincas</text:h>
      <text:list text:style-name="L3">
        <text:list-item>
          <text:p text:style-name="P3">Frequência de pares (ex: 3–17)</text:p>
        </text:list-item>
        <text:list-item>
          <text:p text:style-name="P3">Frequência de trincas</text:p>
        </text:list-item>
      </text:list>
      <text:p text:style-name="Text_20_body">Muito comum em análises de loteria, mesmo sabendo que <text:span text:style-name="Strong_20_Emphasis">não gera vantagem real</text:span>, mas é ótimo para:</text:p>
      <text:list text:style-name="L4">
        <text:list-item>
          <text:p text:style-name="P4">Contagem combinatória</text:p>
        </text:list-item>
        <text:list-item>
          <text:p text:style-name="P4">Dataframes grandes</text:p>
        </text:list-item>
        <text:list-item>
          <text:p text:style-name="P4">Otimização</text:p>
        </text:list-item>
      </text:list>
      <text:p text:style-name="Horizontal_20_Line"/>
      <text:h text:style-name="Heading_20_2" text:outline-level="2">2️⃣ Análises estatísticas interessantes</text:h>
      <text:h text:style-name="Heading_20_3" text:outline-level="3">Soma dos números sorteados</text:h>
      <text:list text:style-name="L5">
        <text:list-item>
          <text:p text:style-name="P5">Distribuição da soma dos 15 números</text:p>
        </text:list-item>
        <text:list-item>
          <text:p text:style-name="P5">Média, desvio padrão</text:p>
        </text:list-item>
        <text:list-item>
          <text:p text:style-name="P5">Intervalos mais comuns</text:p>
        </text:list-item>
      </text:list>
      <text:p text:style-name="Text_20_body">👉 Muitas pessoas jogam evitando somas extremas — isso não muda a chance, mas é um padrão comportamental.</text:p>
      <text:p text:style-name="Horizontal_20_Line"/>
      <text:h text:style-name="Heading_20_3" text:outline-level="3"><text:soft-page-break/>Paridade</text:h>
      <text:list text:style-name="L6">
        <text:list-item>
          <text:p text:style-name="P6">Quantos pares vs ímpares por sorteio</text:p>
        </text:list-item>
        <text:list-item>
          <text:p text:style-name="P6">Distribuição (ex: 7 pares / 8 ímpares é mais comum)</text:p>
        </text:list-item>
      </text:list>
      <text:p text:style-name="Horizontal_20_Line"/>
      <text:h text:style-name="Heading_20_3" text:outline-level="3">Sequências consecutivas</text:h>
      <text:list text:style-name="L7">
        <text:list-item>
          <text:p text:style-name="P7">Quantos números consecutivos aparecem (ex: 5–6–7)</text:p>
        </text:list-item>
        <text:list-item>
          <text:p text:style-name="P7">Tamanho máximo da sequência em cada concurso</text:p>
        </text:list-item>
      </text:list>
      <text:p text:style-name="Horizontal_20_Line"/>
      <text:h text:style-name="Heading_20_3" text:outline-level="3">Repetição do concurso anterior</text:h>
      <text:list text:style-name="L8">
        <text:list-item>
          <text:p text:style-name="P8">Quantos números se repetem do sorteio anterior</text:p>
        </text:list-item>
        <text:list-item>
          <text:p text:style-name="P8">Distribuição dessa repetição (ex: 8 números repetidos)</text:p>
        </text:list-item>
      </text:list>
      <text:p text:style-name="Text_20_body">Esse é um dos estudos mais comuns.</text:p>
      <text:p text:style-name="Horizontal_20_Line"/>
      <text:h text:style-name="Heading_20_2" text:outline-level="2">3️⃣ Feature Engineering (excelente para ML)</text:h>
      <text:p text:style-name="Text_20_body">Transforme cada concurso em <text:span text:style-name="Strong_20_Emphasis">features</text:span>, por exemplo:</text:p>
      <text:list text:style-name="L9">
        <text:list-item>
          <text:p text:style-name="P9">Soma total</text:p>
        </text:list-item>
        <text:list-item>
          <text:p text:style-name="P9">Nº de pares</text:p>
        </text:list-item>
        <text:list-item>
          <text:p text:style-name="P9">Nº de ímpares</text:p>
        </text:list-item>
        <text:list-item>
          <text:p text:style-name="P9">Nº de primos</text:p>
        </text:list-item>
        <text:list-item>
          <text:p text:style-name="P9">Nº de múltiplos de 3</text:p>
        </text:list-item>
        <text:list-item>
          <text:p text:style-name="P9">Maior sequência consecutiva</text:p>
        </text:list-item>
        <text:list-item>
          <text:p text:style-name="P9">Repetição do concurso anterior</text:p>
        </text:list-item>
        <text:list-item>
          <text:p text:style-name="P9">Média dos números</text:p>
        </text:list-item>
        <text:list-item>
          <text:p text:style-name="P9">Desvio padrão</text:p>
        </text:list-item>
      </text:list>
      <text:p text:style-name="Text_20_body">Isso treina muito bem sua habilidade de <text:span text:style-name="Strong_20_Emphasis">engenharia de atributos</text:span>.</text:p>
      <text:p text:style-name="Horizontal_20_Line"/>
      <text:h text:style-name="Heading_20_2" text:outline-level="2">4️⃣ Clustering (não supervisionado)</text:h>
      <text:p text:style-name="Text_20_body">Mesmo sem “verdade absoluta”, é ótimo para aprendizado.</text:p>
      <text:p text:style-name="Text_20_body">Exemplos:</text:p>
      <text:list text:style-name="L10">
        <text:list-item>
          <text:p text:style-name="P10">K-Means</text:p>
        </text:list-item>
        <text:list-item>
          <text:p text:style-name="P10"><text:soft-page-break/>DBSCAN</text:p>
        </text:list-item>
        <text:list-item>
          <text:p text:style-name="P10">Hierárquico</text:p>
        </text:list-item>
      </text:list>
      <text:p text:style-name="Text_20_body">Objetivo:</text:p>
      <text:list text:style-name="L11">
        <text:list-item>
          <text:p text:style-name="P11">Agrupar sorteios “parecidos”</text:p>
        </text:list-item>
        <text:list-item>
          <text:p text:style-name="P11">Ver se existem tipos de sorteios (ex: muitos pares, somas altas)</text:p>
        </text:list-item>
      </text:list>
      <text:p text:style-name="Text_20_body">👉 <text:span text:style-name="Strong_20_Emphasis">Não é para prever</text:span>, é para <text:span text:style-name="Strong_20_Emphasis">explorar estrutura</text:span>.</text:p>
      <text:p text:style-name="Horizontal_20_Line"/>
      <text:h text:style-name="Heading_20_2" text:outline-level="2">5️⃣ Tentativas de predição (com cuidado ⚠️)</text:h>
      <text:p text:style-name="Text_20_body">Você pode tentar <text:span text:style-name="Strong_20_Emphasis">como exercício</text:span>, mas com expectativas corretas.</text:p>
      <text:h text:style-name="Heading_20_3" text:outline-level="3">Modelos possíveis</text:h>
      <text:list text:style-name="L12">
        <text:list-item>
          <text:p text:style-name="P12">Random Forest</text:p>
        </text:list-item>
        <text:list-item>
          <text:p text:style-name="P12">XGBoost</text:p>
        </text:list-item>
        <text:list-item>
          <text:p text:style-name="P12">Redes neurais</text:p>
        </text:list-item>
        <text:list-item>
          <text:p text:style-name="P12">Markov simples (dependência do concurso anterior)</text:p>
        </text:list-item>
      </text:list>
      <text:h text:style-name="Heading_20_3" text:outline-level="3">Importante</text:h>
      <text:list text:style-name="L13">
        <text:list-item>
          <text:p text:style-name="P13">Use <text:span text:style-name="Strong_20_Emphasis">baseline aleatória</text:span></text:p>
        </text:list-item>
        <text:list-item>
          <text:p text:style-name="P13">Compare seu modelo contra “chutar números aleatórios”</text:p>
        </text:list-item>
        <text:list-item>
          <text:p text:style-name="P13">Você provavelmente verá desempenho ≈ aleatório (e isso é um ótimo aprendizado!)</text:p>
        </text:list-item>
      </text:list>
      <text:p text:style-name="Horizontal_20_Line"/>
      <text:h text:style-name="Heading_20_2" text:outline-level="2">6️⃣ Testes estatísticos</text:h>
      <text:p text:style-name="Text_20_body">Muito bom para amadurecer cientificamente.</text:p>
      <text:list text:style-name="L14">
        <text:list-item>
          <text:p text:style-name="P14">Teste de uniformidade (Qui-quadrado)</text:p>
        </text:list-item>
        <text:list-item>
          <text:p text:style-name="P14">Autocorrelação</text:p>
        </text:list-item>
        <text:list-item>
          <text:p text:style-name="P14">Teste de independência entre concursos</text:p>
        </text:list-item>
      </text:list>
      <text:p text:style-name="Horizontal_20_Line"/>
      <text:h text:style-name="Heading_20_2" text:outline-level="2">7️⃣ O que NÃO fazer (armadilhas comuns)</text:h>
      <text:p text:style-name="Text_20_body">❌ Acreditar que frequência passada aumenta chance futura<text:line-break/>❌ “Número atrasado”<text:line-break/>❌ Treinar modelo sem validação adequada<text:line-break/>❌ Avaliar só acertos sem comparar com aleatoriedade</text:p>
      <text:p text:style-name="Horizontal_20_Line"/>
      <text:h text:style-name="Heading_20_2" text:outline-level="2"><text:soft-page-break/>8️⃣ Sugestão de pipeline de estudo</text:h>
      <text:list text:style-name="L15">
        <text:list-item>
          <text:p text:style-name="P15">Limpeza e EDA</text:p>
        </text:list-item>
        <text:list-item>
          <text:p text:style-name="P15">Estatísticas descritivas</text:p>
        </text:list-item>
        <text:list-item>
          <text:p text:style-name="P15">Feature engineering</text:p>
        </text:list-item>
        <text:list-item>
          <text:p text:style-name="P15">Visualizações</text:p>
        </text:list-item>
        <text:list-item>
          <text:p text:style-name="P15">Clustering</text:p>
        </text:list-item>
        <text:list-item>
          <text:p text:style-name="P15">Tentativa de predição + comparação com baseline</text:p>
        </text:list-item>
        <text:list-item>
          <text:p text:style-name="P15">Conclusõe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26T06:04:07.467240377</meta:creation-date>
    <dc:date>2025-12-26T06:37:14.679893621</dc:date>
    <meta:editing-duration>PT22M56S</meta:editing-duration>
    <meta:editing-cycles>1</meta:editing-cycles>
    <meta:document-statistic meta:table-count="0" meta:image-count="0" meta:object-count="0" meta:page-count="4" meta:paragraph-count="83" meta:word-count="470" meta:character-count="2825" meta:non-whitespace-character-count="2490"/>
    <meta:generator>LibreOffice/25.8.4.2$Linux_X86_64 LibreOffice_project/0366609b1de41a39e1896ae41e33c673f2a73802</meta:generator>
  </office:meta>
</office:document-meta>
</file>